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6.19mm"/>
    </style:style>
    <style:style style:name="co3" style:family="table-column">
      <style:table-column-properties fo:break-before="auto" style:column-width="45mm"/>
    </style:style>
    <style:style style:name="co4" style:family="table-column">
      <style:table-column-properties fo:break-before="auto" style:column-width="85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est Name</text:p>
          </table:table-cell>
          <table:table-cell table:style-name="ce9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and read from Employee Databas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base Event Handlers and Idle disconnect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base Information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ndling of data types up to Firebird 3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bird 4 Data Types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ulti-Database Transaction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e of ISQL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BDataset: Locate, Bookmark and Lookup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1" office:value-type="string" calcext:value-type="string">
            <text:p>Extract DDL from example Employee Database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ate Database from SQL Script and Extract SQL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vent Handling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 use of Services Connection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e of ISQLMonitor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pen and read from Employee Database with ISQLMonitor and external monitor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BStored Proc with packages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IBTable in master/detail relationship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IBDataset tests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ched Updates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IBDataset Master/Detail Queries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BUpdateSQL Tests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ig Dataset test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IBUpdate Tests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ransliteration Tests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B Parser Tests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IBTable Tests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eate, bring up-to-date and read from local database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28" table:default-cell-style-name="ce10"/>
        <table:table-column table:style-name="co1" table:number-columns-repeated="992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Coverage</text:p>
          </table:table-cell>
          <table:table-cell table:style-name="ce1" office:value-type="string" calcext:value-type="string">
            <text:p>Test 01</text:p>
          </table:table-cell>
          <table:table-cell table:style-name="ce1" office:value-type="string" calcext:value-type="string">
            <text:p>Test 02</text:p>
          </table:table-cell>
          <table:table-cell table:style-name="ce1" office:value-type="string" calcext:value-type="string">
            <text:p>Test 03</text:p>
          </table:table-cell>
          <table:table-cell table:style-name="ce1" office:value-type="string" calcext:value-type="string">
            <text:p>Test 04</text:p>
          </table:table-cell>
          <table:table-cell table:style-name="ce1" office:value-type="string" calcext:value-type="string">
            <text:p>Test 05</text:p>
          </table:table-cell>
          <table:table-cell table:style-name="ce1" office:value-type="string" calcext:value-type="string">
            <text:p>Test 06</text:p>
          </table:table-cell>
          <table:table-cell table:style-name="ce1" office:value-type="string" calcext:value-type="string">
            <text:p>Test 07</text:p>
          </table:table-cell>
          <table:table-cell table:style-name="ce1" office:value-type="string" calcext:value-type="string">
            <text:p>Test 08</text:p>
          </table:table-cell>
          <table:table-cell table:style-name="ce1" office:value-type="string" calcext:value-type="string">
            <text:p>Test 09</text:p>
          </table:table-cell>
          <table:table-cell table:style-name="ce1" office:value-type="string" calcext:value-type="string">
            <text:p>Test 10</text:p>
          </table:table-cell>
          <table:table-cell table:style-name="ce1" office:value-type="string" calcext:value-type="string">
            <text:p>Test 11</text:p>
          </table:table-cell>
          <table:table-cell table:style-name="ce1" office:value-type="string" calcext:value-type="string">
            <text:p>Test 12</text:p>
          </table:table-cell>
          <table:table-cell table:style-name="ce1" office:value-type="string" calcext:value-type="string">
            <text:p>Test 13</text:p>
          </table:table-cell>
          <table:table-cell table:style-name="ce1" office:value-type="string" calcext:value-type="string">
            <text:p>Test 14</text:p>
          </table:table-cell>
          <table:table-cell table:style-name="ce1" office:value-type="string" calcext:value-type="string">
            <text:p>Test 15</text:p>
          </table:table-cell>
          <table:table-cell table:style-name="ce1" office:value-type="string" calcext:value-type="string">
            <text:p>Test 16</text:p>
          </table:table-cell>
          <table:table-cell table:style-name="ce1" office:value-type="string" calcext:value-type="string">
            <text:p>Test 17</text:p>
          </table:table-cell>
          <table:table-cell table:style-name="ce1" office:value-type="string" calcext:value-type="string">
            <text:p>Test 18</text:p>
          </table:table-cell>
          <table:table-cell table:style-name="ce1" office:value-type="string" calcext:value-type="string">
            <text:p>Test 19</text:p>
          </table:table-cell>
          <table:table-cell table:style-name="ce1" office:value-type="string" calcext:value-type="string">
            <text:p>Test 20</text:p>
          </table:table-cell>
          <table:table-cell table:style-name="ce1" office:value-type="string" calcext:value-type="string">
            <text:p>Test 21</text:p>
          </table:table-cell>
          <table:table-cell table:style-name="ce1" office:value-type="string" calcext:value-type="string">
            <text:p>Test 22</text:p>
          </table:table-cell>
          <table:table-cell table:style-name="ce1" office:value-type="string" calcext:value-type="string">
            <text:p>Test 23</text:p>
          </table:table-cell>
          <table:table-cell table:style-name="ce1" office:value-type="string" calcext:value-type="string">
            <text:p>Test 24</text:p>
          </table:table-cell>
          <table:table-cell table:style-name="ce1" office:value-type="string" calcext:value-type="string">
            <text:p>Test 25</text:p>
          </table:table-cell>
          <table:table-cell table:style-name="ce1" office:value-type="string" calcext:value-type="string">
            <text:p>Test 30</text:p>
          </table:table-cell>
          <table:table-cell table:style-name="ce1" table:number-columns-repeated="2"/>
          <table:table-cell table:style-name="ce8" table:number-columns-repeated="992"/>
        </table:table-row>
        <table:table-row table:style-name="ro1">
          <table:table-cell office:value-type="string" calcext:value-type="string">
            <text:p>TC1</text:p>
          </table:table-cell>
          <table:table-cell office:value-type="string" calcext:value-type="string">
            <text:p>TIBDatabase</text:p>
          </table:table-cell>
          <table:table-cell office:value-type="string" calcext:value-type="string">
            <text:p>Connect to Database</text:p>
          </table:table-cell>
          <table:table-cell table:formula="of:=COUNTIF([.E2:.AP2];&quot;X&quot; )" office:value-type="float" office:value="24" calcext:value-type="float">
            <text:p>24</text:p>
          </table:table-cell>
          <table:table-cell table:number-columns-repeated="16" office:value-type="string" calcext:value-type="string">
            <text:p>X</text:p>
          </table:table-cell>
          <table:table-cell table:number-columns-repeated="6" table:style-name="ce1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2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3:.AP3];&quot;X&quot; )" office:value-type="float" office:value="19" calcext:value-type="float">
            <text:p>19</text:p>
          </table:table-cell>
          <table:table-cell table:number-columns-repeated="11"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3</text:p>
          </table:table-cell>
          <table:table-cell/>
          <table:table-cell office:value-type="string" calcext:value-type="string">
            <text:p>Reconnect</text:p>
          </table:table-cell>
          <table:table-cell table:formula="of:=COUNTIF([.E4:.AP4];&quot;X&quot; 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4</text:p>
          </table:table-cell>
          <table:table-cell/>
          <table:table-cell office:value-type="string" calcext:value-type="string">
            <text:p>Create a Database</text:p>
          </table:table-cell>
          <table:table-cell table:formula="of:=COUNTIF([.E5:.AP5];&quot;X&quot; )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5</text:p>
          </table:table-cell>
          <table:table-cell/>
          <table:table-cell office:value-type="string" calcext:value-type="string">
            <text:p>Create a Database on Open (not present)</text:p>
          </table:table-cell>
          <table:table-cell table:formula="of:=COUNTIF([.E6:.AP6];&quot;X&quot; )"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6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7:.AP7];&quot;X&quot; )" office:value-type="float" office:value="16" calcext:value-type="float">
            <text:p>16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7</text:p>
          </table:table-cell>
          <table:table-cell/>
          <table:table-cell office:value-type="string" calcext:value-type="string">
            <text:p>Set Database Parameters</text:p>
          </table:table-cell>
          <table:table-cell table:formula="of:=COUNTIF([.E8:.AP8];&quot;X&quot; )" office:value-type="float" office:value="16" calcext:value-type="float">
            <text:p>16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8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9:.AP9];&quot;X&quot; )" office:value-type="float" office:value="24" calcext:value-type="float">
            <text:p>24</text:p>
          </table:table-cell>
          <table:table-cell table:number-columns-repeated="8" office:value-type="string" calcext:value-type="string">
            <text:p>X</text:p>
          </table:table-cell>
          <table:table-cell/>
          <table:table-cell table:number-columns-repeated="1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9</text:p>
          </table:table-cell>
          <table:table-cell/>
          <table:table-cell office:value-type="string" calcext:value-type="string">
            <text:p>Set Wire Compression</text:p>
          </table:table-cell>
          <table:table-cell table:formula="of:=COUNTIF([.E10:.AP10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0</text:p>
          </table:table-cell>
          <table:table-cell/>
          <table:table-cell office:value-type="string" calcext:value-type="string">
            <text:p>Before/After connect events</text:p>
          </table:table-cell>
          <table:table-cell table:formula="of:=COUNTIF([.E11:.AP11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1</text:p>
          </table:table-cell>
          <table:table-cell/>
          <table:table-cell office:value-type="string" calcext:value-type="string">
            <text:p>Before/After Disconnect Events</text:p>
          </table:table-cell>
          <table:table-cell table:formula="of:=COUNTIF([.E12:.AP12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2</text:p>
          </table:table-cell>
          <table:table-cell/>
          <table:table-cell office:value-type="string" calcext:value-type="string">
            <text:p>On Create Database event</text:p>
          </table:table-cell>
          <table:table-cell table:formula="of:=COUNTIF([.E13:.AP13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3</text:p>
          </table:table-cell>
          <table:table-cell/>
          <table:table-cell office:value-type="string" calcext:value-type="string">
            <text:p>On Idle event</text:p>
          </table:table-cell>
          <table:table-cell table:formula="of:=COUNTIF([.E14:.AP14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4</text:p>
          </table:table-cell>
          <table:table-cell/>
          <table:table-cell office:value-type="string" calcext:value-type="string">
            <text:p>Dialect SQL Downgrade event</text:p>
          </table:table-cell>
          <table:table-cell table:formula="of:=COUNTIF([.E15:.AP15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5</text:p>
          </table:table-cell>
          <table:table-cell/>
          <table:table-cell office:value-type="string" calcext:value-type="string">
            <text:p>Configuration Overrides</text:p>
          </table:table-cell>
          <table:table-cell table:formula="of:=COUNTIF([.E16:.AP16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6</text:p>
          </table:table-cell>
          <table:table-cell/>
          <table:table-cell office:value-type="string" calcext:value-type="string">
            <text:p>Disconnect on Idle</text:p>
          </table:table-cell>
          <table:table-cell table:formula="of:=COUNTIF([.E17:.AP17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7</text:p>
          </table:table-cell>
          <table:table-cell office:value-type="string" calcext:value-type="string">
            <text:p>TIBDatabaseInfo</text:p>
          </table:table-cell>
          <table:table-cell office:value-type="string" calcext:value-type="string">
            <text:p>Get Information</text:p>
          </table:table-cell>
          <table:table-cell table:formula="of:=COUNTIF([.E18:.AP18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8</text:p>
          </table:table-cell>
          <table:table-cell/>
          <table:table-cell office:value-type="string" calcext:value-type="string">
            <text:p>Get Counts</text:p>
          </table:table-cell>
          <table:table-cell table:formula="of:=COUNTIF([.E19:.AP19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9</text:p>
          </table:table-cell>
          <table:table-cell office:value-type="string" calcext:value-type="string">
            <text:p>IBTransaction</text:p>
          </table:table-cell>
          <table:table-cell office:value-type="string" calcext:value-type="string">
            <text:p>Set Transaction Parameters</text:p>
          </table:table-cell>
          <table:table-cell table:formula="of:=COUNTIF([.E20:.AP20];&quot;X&quot; 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0</text:p>
          </table:table-cell>
          <table:table-cell/>
          <table:table-cell office:value-type="string" calcext:value-type="string">
            <text:p>Start Transaction (Read Only)</text:p>
          </table:table-cell>
          <table:table-cell table:formula="of:=COUNTIF([.E21:.AP21];&quot;X&quot; )" office:value-type="float" office:value="11" calcext:value-type="float">
            <text:p>11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21</text:p>
          </table:table-cell>
          <table:table-cell/>
          <table:table-cell office:value-type="string" calcext:value-type="string">
            <text:p>Start Transaction (Read/Write)</text:p>
          </table:table-cell>
          <table:table-cell table:formula="of:=COUNTIF([.E22:.AP22];&quot;X&quot; )" office:value-type="float" office:value="14" calcext:value-type="float">
            <text:p>1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22</text:p>
          </table:table-cell>
          <table:table-cell/>
          <table:table-cell office:value-type="string" calcext:value-type="string">
            <text:p>Commit Transaction</text:p>
          </table:table-cell>
          <table:table-cell table:formula="of:=COUNTIF([.E23:.AP23];&quot;X&quot; )" office:value-type="float" office:value="19" calcext:value-type="float">
            <text:p>19</text:p>
          </table:table-cell>
          <table:table-cell table:number-columns-repeated="14" office:value-type="string" calcext:value-type="string">
            <text:p>X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23</text:p>
          </table:table-cell>
          <table:table-cell/>
          <table:table-cell office:value-type="string" calcext:value-type="string">
            <text:p>Rollback Transaction</text:p>
          </table:table-cell>
          <table:table-cell table:formula="of:=COUNTIF([.E24:.AP24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24</text:p>
          </table:table-cell>
          <table:table-cell/>
          <table:table-cell office:value-type="string" calcext:value-type="string">
            <text:p>Commit Retaining</text:p>
          </table:table-cell>
          <table:table-cell table:formula="of:=COUNTIF([.E25:.AP2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5</text:p>
          </table:table-cell>
          <table:table-cell/>
          <table:table-cell office:value-type="string" calcext:value-type="string">
            <text:p>Rollback Retaining</text:p>
          </table:table-cell>
          <table:table-cell table:formula="of:=COUNTIF([.E26:.AP2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6</text:p>
          </table:table-cell>
          <table:table-cell/>
          <table:table-cell office:value-type="string" calcext:value-type="string">
            <text:p>Multi-Database Transaction</text:p>
          </table:table-cell>
          <table:table-cell table:formula="of:=COUNTIF([.E27:.AP27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7</text:p>
          </table:table-cell>
          <table:table-cell/>
          <table:table-cell office:value-type="string" calcext:value-type="string">
            <text:p>End Transaction on Idle</text:p>
          </table:table-cell>
          <table:table-cell table:formula="of:=COUNTIF([.E28:.AP28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28</text:p>
          </table:table-cell>
          <table:table-cell/>
          <table:table-cell office:value-type="string" calcext:value-type="string">
            <text:p>Start Transaction Event</text:p>
          </table:table-cell>
          <table:table-cell table:formula="of:=COUNTIF([.E29:.AP29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29</text:p>
          </table:table-cell>
          <table:table-cell/>
          <table:table-cell office:value-type="string" calcext:value-type="string">
            <text:p>Before/After Transaction End event</text:p>
          </table:table-cell>
          <table:table-cell table:formula="of:=COUNTIF([.E30:.AP30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30</text:p>
          </table:table-cell>
          <table:table-cell/>
          <table:table-cell office:value-type="string" calcext:value-type="string">
            <text:p>Database Edit/Insert/Post events</text:p>
          </table:table-cell>
          <table:table-cell table:formula="of:=COUNTIF([.E31:.AP3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31</text:p>
          </table:table-cell>
          <table:table-cell office:value-type="string" calcext:value-type="string">
            <text:p>TIBEvents</text:p>
          </table:table-cell>
          <table:table-cell office:value-type="string" calcext:value-type="string">
            <text:p>Register Event Before Database Open</text:p>
          </table:table-cell>
          <table:table-cell table:formula="of:=COUNTIF([.E32:.AP32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2</text:p>
          </table:table-cell>
          <table:table-cell/>
          <table:table-cell office:value-type="string" calcext:value-type="string">
            <text:p>Register Event After Database Open</text:p>
          </table:table-cell>
          <table:table-cell table:formula="of:=COUNTIF([.E33:.AP33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3</text:p>
          </table:table-cell>
          <table:table-cell/>
          <table:table-cell office:value-type="string" calcext:value-type="string">
            <text:p>Unregister Event</text:p>
          </table:table-cell>
          <table:table-cell table:formula="of:=COUNTIF([.E34:.AP34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4</text:p>
          </table:table-cell>
          <table:table-cell/>
          <table:table-cell office:value-type="string" calcext:value-type="string">
            <text:p>Handle Event</text:p>
          </table:table-cell>
          <table:table-cell table:formula="of:=COUNTIF([.E35:.AP35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5</text:p>
          </table:table-cell>
          <table:table-cell office:value-type="string" calcext:value-type="string">
            <text:p>TIBSQL</text:p>
          </table:table-cell>
          <table:table-cell office:value-type="string" calcext:value-type="string">
            <text:p>Set Named Parameters</text:p>
          </table:table-cell>
          <table:table-cell table:formula="of:=COUNTIF([.E36:.AP36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4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36</text:p>
          </table:table-cell>
          <table:table-cell/>
          <table:table-cell office:value-type="string" calcext:value-type="string">
            <text:p>Set Positional Parameters</text:p>
          </table:table-cell>
          <table:table-cell table:formula="of:=COUNTIF([.E37:.AP37];&quot;X&quot; )" office:value-type="float" office:value="2" calcext:value-type="float">
            <text:p>2</text:p>
          </table:table-cell>
          <table:table-cell table:number-columns-repeated="5"/>
          <table:table-cell table:style-name="Default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37</text:p>
          </table:table-cell>
          <table:table-cell/>
          <table:table-cell office:value-type="string" calcext:value-type="string">
            <text:p>Exec Select Query</text:p>
          </table:table-cell>
          <table:table-cell table:formula="of:=COUNTIF([.E38:.AP38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38</text:p>
          </table:table-cell>
          <table:table-cell/>
          <table:table-cell office:value-type="string" calcext:value-type="string">
            <text:p>Get Select query results</text:p>
          </table:table-cell>
          <table:table-cell table:formula="of:=COUNTIF([.E39:.AP39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39</text:p>
          </table:table-cell>
          <table:table-cell/>
          <table:table-cell office:value-type="string" calcext:value-type="string">
            <text:p>Exec Insert/Update</text:p>
          </table:table-cell>
          <table:table-cell table:formula="of:=COUNTIF([.E40:.AP40];&quot;X&quot; )" office:value-type="float" office:value="2" calcext:value-type="float">
            <text:p>2</text:p>
          </table:table-cell>
          <table:table-cell table:number-columns-repeated="20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40</text:p>
          </table:table-cell>
          <table:table-cell/>
          <table:table-cell office:value-type="string" calcext:value-type="string">
            <text:p>Exec Insert/Update Query Returning</text:p>
          </table:table-cell>
          <table:table-cell table:formula="of:=COUNTIF([.E41:.AP41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41</text:p>
          </table:table-cell>
          <table:table-cell/>
          <table:table-cell office:value-type="string" calcext:value-type="string">
            <text:p>Exec Stored Procedure – no results</text:p>
          </table:table-cell>
          <table:table-cell table:formula="of:=COUNTIF([.E42:.AP42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2</text:p>
          </table:table-cell>
          <table:table-cell/>
          <table:table-cell office:value-type="string" calcext:value-type="string">
            <text:p>Exec Stored Procedure – with results</text:p>
          </table:table-cell>
          <table:table-cell table:formula="of:=COUNTIF([.E43:.AP43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3</text:p>
          </table:table-cell>
          <table:table-cell/>
          <table:table-cell office:value-type="string" calcext:value-type="string">
            <text:p>Exec DDL</text:p>
          </table:table-cell>
          <table:table-cell table:formula="of:=COUNTIF([.E44:.AP44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44</text:p>
          </table:table-cell>
          <table:table-cell/>
          <table:table-cell office:value-type="string" calcext:value-type="string">
            <text:p>Show Plan</text:p>
          </table:table-cell>
          <table:table-cell table:formula="of:=COUNTIF([.E45:.AP45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5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46:.AP46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6</text:p>
          </table:table-cell>
          <table:table-cell office:value-type="string" calcext:value-type="string">
            <text:p>TIBDataset</text:p>
          </table:table-cell>
          <table:table-cell office:value-type="string" calcext:value-type="string">
            <text:p>Open a Dataset</text:p>
          </table:table-cell>
          <table:table-cell table:formula="of:=COUNTIF([.E47:.AP47];&quot;X&quot; )"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47</text:p>
          </table:table-cell>
          <table:table-cell/>
          <table:table-cell office:value-type="string" calcext:value-type="string">
            <text:p>Open auto activate transaction</text:p>
          </table:table-cell>
          <table:table-cell table:formula="of:=COUNTIF([.E48:.AP48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48</text:p>
          </table:table-cell>
          <table:table-cell/>
          <table:table-cell office:value-type="string" calcext:value-type="string">
            <text:p>Open auto open database</text:p>
          </table:table-cell>
          <table:table-cell table:formula="of:=COUNTIF([.E49:.AP49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49</text:p>
          </table:table-cell>
          <table:table-cell/>
          <table:table-cell office:value-type="string" calcext:value-type="string">
            <text:p>Close a Dataset (explicit)</text:p>
          </table:table-cell>
          <table:table-cell table:formula="of:=COUNTIF([.E50:.AP50];&quot;X&quot; )"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50</text:p>
          </table:table-cell>
          <table:table-cell/>
          <table:table-cell office:value-type="string" calcext:value-type="string">
            <text:p>Close a DataSet (implicit)</text:p>
          </table:table-cell>
          <table:table-cell table:formula="of:=COUNTIF([.E51:.AP51];&quot;X&quot; )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51</text:p>
          </table:table-cell>
          <table:table-cell/>
          <table:table-cell office:value-type="string" calcext:value-type="string">
            <text:p>AutoCommit Transaction</text:p>
          </table:table-cell>
          <table:table-cell table:formula="of:=COUNTIF([.E52:.AP52];&quot;X&quot; 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52</text:p>
          </table:table-cell>
          <table:table-cell/>
          <table:table-cell office:value-type="string" calcext:value-type="string">
            <text:p>Save On Close</text:p>
          </table:table-cell>
          <table:table-cell table:formula="of:=COUNTIF([.E53:.AP53];&quot;X&quot; 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53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formula="of:=COUNTIF([.E54:.AP54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54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formula="of:=COUNTIF([.E55:.AP55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55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formula="of:=COUNTIF([.E56:.AP56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56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formula="of:=COUNTIF([.E57:.AP57];&quot;X&quot; )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57</text:p>
          </table:table-cell>
          <table:table-cell/>
          <table:table-cell office:value-type="string" calcext:value-type="string">
            <text:p>Goto Bookmark</text:p>
          </table:table-cell>
          <table:table-cell table:formula="of:=COUNTIF([.E58:.AP58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8</text:p>
          </table:table-cell>
          <table:table-cell/>
          <table:table-cell office:value-type="string" calcext:value-type="string">
            <text:p>Locate – single field</text:p>
          </table:table-cell>
          <table:table-cell table:formula="of:=COUNTIF([.E59:.AP59];&quot;X&quot; 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59</text:p>
          </table:table-cell>
          <table:table-cell/>
          <table:table-cell office:value-type="string" calcext:value-type="string">
            <text:p>Locate – multi filed</text:p>
          </table:table-cell>
          <table:table-cell table:formula="of:=COUNTIF([.E60:.AP60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0</text:p>
          </table:table-cell>
          <table:table-cell/>
          <table:table-cell office:value-type="string" calcext:value-type="string">
            <text:p>Lookup fields</text:p>
          </table:table-cell>
          <table:table-cell table:formula="of:=COUNTIF([.E61:.AP61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1</text:p>
          </table:table-cell>
          <table:table-cell/>
          <table:table-cell office:value-type="string" calcext:value-type="string">
            <text:p>Insert using generator (on new record)</text:p>
          </table:table-cell>
          <table:table-cell table:formula="of:=COUNTIF([.E62:.AP62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62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63:.AP63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3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64:.AP64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4</text:p>
          </table:table-cell>
          <table:table-cell/>
          <table:table-cell office:value-type="string" calcext:value-type="string">
            <text:p>Update</text:p>
          </table:table-cell>
          <table:table-cell table:formula="of:=COUNTIF([.E65:.AP65];&quot;X&quot; )" office:value-type="float" office:value="4" calcext:value-type="float">
            <text:p>4</text:p>
          </table:table-cell>
          <table:table-cell table:number-columns-repeated="16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65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66:.AP66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6</text:p>
          </table:table-cell>
          <table:table-cell/>
          <table:table-cell office:value-type="string" calcext:value-type="string">
            <text:p>Forced Refresh</text:p>
          </table:table-cell>
          <table:table-cell table:formula="of:=COUNTIF([.E67:.AP67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7</text:p>
          </table:table-cell>
          <table:table-cell/>
          <table:table-cell office:value-type="string" calcext:value-type="string">
            <text:p>Explicit Post Record</text:p>
          </table:table-cell>
          <table:table-cell table:formula="of:=COUNTIF([.E68:.AP68];&quot;X&quot; 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68</text:p>
          </table:table-cell>
          <table:table-cell/>
          <table:table-cell office:value-type="string" calcext:value-type="string">
            <text:p>Automatic Post Record</text:p>
          </table:table-cell>
          <table:table-cell table:formula="of:=COUNTIF([.E69:.AP69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9</text:p>
          </table:table-cell>
          <table:table-cell/>
          <table:table-cell office:value-type="string" calcext:value-type="string">
            <text:p>Validate Post</text:p>
          </table:table-cell>
          <table:table-cell table:formula="of:=COUNTIF([.E70:.AP70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0</text:p>
          </table:table-cell>
          <table:table-cell/>
          <table:table-cell office:value-type="string" calcext:value-type="string">
            <text:p>Cancel Post</text:p>
          </table:table-cell>
          <table:table-cell table:formula="of:=COUNTIF([.E71:.AP71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1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72:.AP72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72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73:.AP73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3</text:p>
          </table:table-cell>
          <table:table-cell/>
          <table:table-cell office:value-type="string" calcext:value-type="string">
            <text:p>Very Large Datasets</text:p>
          </table:table-cell>
          <table:table-cell table:formula="of:=COUNTIF([.E74:.AP74];&quot;X&quot; )"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74</text:p>
          </table:table-cell>
          <table:table-cell/>
          <table:table-cell office:value-type="string" calcext:value-type="string">
            <text:p>Master/Detail – no delay</text:p>
          </table:table-cell>
          <table:table-cell table:formula="of:=COUNTIF([.E75:.AP75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5</text:p>
          </table:table-cell>
          <table:table-cell/>
          <table:table-cell office:value-type="string" calcext:value-type="string">
            <text:p>Master/Detail with delay</text:p>
          </table:table-cell>
          <table:table-cell table:formula="of:=COUNTIF([.E76:.AP76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6</text:p>
          </table:table-cell>
          <table:table-cell/>
          <table:table-cell office:value-type="string" calcext:value-type="string">
            <text:p>Calculated Fields</text:p>
          </table:table-cell>
          <table:table-cell table:formula="of:=COUNTIF([.E77:.AP77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77</text:p>
          </table:table-cell>
          <table:table-cell/>
          <table:table-cell office:value-type="string" calcext:value-type="string">
            <text:p>Before/After Post Events</text:p>
          </table:table-cell>
          <table:table-cell table:formula="of:=COUNTIF([.E78:.AP78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8</text:p>
          </table:table-cell>
          <table:table-cell/>
          <table:table-cell office:value-type="string" calcext:value-type="string">
            <text:p>Before/After Edit/Insert</text:p>
          </table:table-cell>
          <table:table-cell table:formula="of:=COUNTIF([.E79:.AP79];&quot;X&quot; 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9</text:p>
          </table:table-cell>
          <table:table-cell/>
          <table:table-cell office:value-type="string" calcext:value-type="string">
            <text:p>Before/After Delete</text:p>
          </table:table-cell>
          <table:table-cell table:formula="of:=COUNTIF([.E80:.AP80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0</text:p>
          </table:table-cell>
          <table:table-cell/>
          <table:table-cell office:value-type="string" calcext:value-type="string">
            <text:p>On Post Error</text:p>
          </table:table-cell>
          <table:table-cell table:formula="of:=COUNTIF([.E81:.AP81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1</text:p>
          </table:table-cell>
          <table:table-cell/>
          <table:table-cell office:value-type="string" calcext:value-type="string">
            <text:p>Cached Updates</text:p>
          </table:table-cell>
          <table:table-cell table:formula="of:=COUNTIF([.E82:.AP82];&quot;X&quot; )" office:value-type="float" office:value="2" calcext:value-type="float">
            <text:p>2</text:p>
          </table:table-cell>
          <table:table-cell table:number-columns-repeated="1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82</text:p>
          </table:table-cell>
          <table:table-cell/>
          <table:table-cell office:value-type="string" calcext:value-type="string">
            <text:p>Cancelled Cached updates</text:p>
          </table:table-cell>
          <table:table-cell table:formula="of:=COUNTIF([.E83:.AP83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83</text:p>
          </table:table-cell>
          <table:table-cell/>
          <table:table-cell office:value-type="string" calcext:value-type="string">
            <text:p>Read dataset with cached updates</text:p>
          </table:table-cell>
          <table:table-cell table:formula="of:=COUNTIF([.E84:.AP84];&quot;X&quot; )" office:value-type="float" office:value="2" calcext:value-type="float">
            <text:p>2</text:p>
          </table:table-cell>
          <table:table-cell table:number-columns-repeated="1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84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85:.AP85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85</text:p>
          </table:table-cell>
          <table:table-cell/>
          <table:table-cell office:value-type="string" calcext:value-type="string">
            <text:p>Client side Filtered Dataset</text:p>
          </table:table-cell>
          <table:table-cell table:formula="of:=COUNTIF([.E86:.AP86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6</text:p>
          </table:table-cell>
          <table:table-cell/>
          <table:table-cell office:value-type="string" calcext:value-type="string">
            <text:p>Server side Filtered Dataset</text:p>
          </table:table-cell>
          <table:table-cell table:formula="of:=COUNTIF([.E87:.AP87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7</text:p>
          </table:table-cell>
          <table:table-cell/>
          <table:table-cell office:value-type="string" calcext:value-type="string">
            <text:p>Time Zone Text Option</text:p>
          </table:table-cell>
          <table:table-cell table:formula="of:=COUNTIF([.E88:.AP8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88</text:p>
          </table:table-cell>
          <table:table-cell office:value-type="string" calcext:value-type="string">
            <text:p>TIBQuery</text:p>
          </table:table-cell>
          <table:table-cell office:value-type="string" calcext:value-type="string">
            <text:p>Open Dataset with parameters</text:p>
          </table:table-cell>
          <table:table-cell table:formula="of:=COUNTIF([.E89:.AP89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9</text:p>
          </table:table-cell>
          <table:table-cell office:value-type="string" calcext:value-type="string">
            <text:p>TIBTable</text:p>
          </table:table-cell>
          <table:table-cell office:value-type="string" calcext:value-type="string">
            <text:p>Open a table</text:p>
          </table:table-cell>
          <table:table-cell table:formula="of:=COUNTIF([.E90:.AP90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0</text:p>
          </table:table-cell>
          <table:table-cell/>
          <table:table-cell office:value-type="string" calcext:value-type="string">
            <text:p>Close a Table</text:p>
          </table:table-cell>
          <table:table-cell table:formula="of:=COUNTIF([.E91:.AP91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1</text:p>
          </table:table-cell>
          <table:table-cell/>
          <table:table-cell office:value-type="string" calcext:value-type="string">
            <text:p>Empty Table</text:p>
          </table:table-cell>
          <table:table-cell table:formula="of:=COUNTIF([.E92:.AP92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2</text:p>
          </table:table-cell>
          <table:table-cell/>
          <table:table-cell office:value-type="string" calcext:value-type="string">
            <text:p>Create Table using field defs</text:p>
          </table:table-cell>
          <table:table-cell table:formula="of:=COUNTIF([.E93:.AP93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3</text:p>
          </table:table-cell>
          <table:table-cell/>
          <table:table-cell office:value-type="string" calcext:value-type="string">
            <text:p>Drop Table</text:p>
          </table:table-cell>
          <table:table-cell table:formula="of:=COUNTIF([.E94:.AP94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4</text:p>
          </table:table-cell>
          <table:table-cell/>
          <table:table-cell office:value-type="string" calcext:value-type="string">
            <text:p>Update Row</text:p>
          </table:table-cell>
          <table:table-cell table:formula="of:=COUNTIF([.E95:.AP95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5</text:p>
          </table:table-cell>
          <table:table-cell/>
          <table:table-cell office:value-type="string" calcext:value-type="string">
            <text:p>Append Row</text:p>
          </table:table-cell>
          <table:table-cell table:formula="of:=COUNTIF([.E96:.AP96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6</text:p>
          </table:table-cell>
          <table:table-cell/>
          <table:table-cell office:value-type="string" calcext:value-type="string">
            <text:p>Delete Row</text:p>
          </table:table-cell>
          <table:table-cell table:formula="of:=COUNTIF([.E97:.AP97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7</text:p>
          </table:table-cell>
          <table:table-cell office:value-type="string" calcext:value-type="string">
            <text:p>TIBStoredProc</text:p>
          </table:table-cell>
          <table:table-cell office:value-type="string" calcext:value-type="string">
            <text:p>Exec Procedure no parameters</text:p>
          </table:table-cell>
          <table:table-cell table:formula="of:=COUNTIF([.E98:.AP98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98</text:p>
          </table:table-cell>
          <table:table-cell/>
          <table:table-cell office:value-type="string" calcext:value-type="string">
            <text:p>Exec Procedure with parameters</text:p>
          </table:table-cell>
          <table:table-cell table:formula="of:=COUNTIF([.E99:.AP99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99</text:p>
          </table:table-cell>
          <table:table-cell/>
          <table:table-cell office:value-type="string" calcext:value-type="string">
            <text:p>Exec Procedure with results</text:p>
          </table:table-cell>
          <table:table-cell table:formula="of:=COUNTIF([.E100:.AP100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0</text:p>
          </table:table-cell>
          <table:table-cell/>
          <table:table-cell office:value-type="string" calcext:value-type="string">
            <text:p>exec procedure in package</text:p>
          </table:table-cell>
          <table:table-cell table:formula="of:=COUNTIF([.E101:.AP101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1</text:p>
          </table:table-cell>
          <table:table-cell office:value-type="string" calcext:value-type="string">
            <text:p>TIBUpdateSQL</text:p>
          </table:table-cell>
          <table:table-cell office:value-type="string" calcext:value-type="string">
            <text:p>Insert using generator (on new record)</text:p>
          </table:table-cell>
          <table:table-cell table:formula="of:=COUNTIF([.E102:.AP102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2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103:.AP103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3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104:.AP104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4</text:p>
          </table:table-cell>
          <table:table-cell/>
          <table:table-cell office:value-type="string" calcext:value-type="string">
            <text:p>Update</text:p>
          </table:table-cell>
          <table:table-cell table:formula="of:=COUNTIF([.E105:.AP105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5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106:.AP106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6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107:.AP107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7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108:.AP108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8</text:p>
          </table:table-cell>
          <table:table-cell office:value-type="string" calcext:value-type="string">
            <text:p>TIBUpdate</text:p>
          </table:table-cell>
          <table:table-cell office:value-type="string" calcext:value-type="string">
            <text:p>Update</text:p>
          </table:table-cell>
          <table:table-cell table:formula="of:=COUNTIF([.E109:.AP109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09</text:p>
          </table:table-cell>
          <table:table-cell/>
          <table:table-cell office:value-type="string" calcext:value-type="string">
            <text:p>Insert </text:p>
          </table:table-cell>
          <table:table-cell table:formula="of:=COUNTIF([.E110:.AP110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0</text:p>
          </table:table-cell>
          <table:table-cell/>
          <table:table-cell office:value-type="string" calcext:value-type="string">
            <text:p>Delete</text:p>
          </table:table-cell>
          <table:table-cell table:formula="of:=COUNTIF([.E111:.AP111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1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Read Integer</text:p>
          </table:table-cell>
          <table:table-cell table:formula="of:=COUNTIF([.E112:.AP112];&quot;X&quot; )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12</text:p>
          </table:table-cell>
          <table:table-cell/>
          <table:table-cell office:value-type="string" calcext:value-type="string">
            <text:p>Write integer</text:p>
          </table:table-cell>
          <table:table-cell table:formula="of:=COUNTIF([.E113:.AP113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13</text:p>
          </table:table-cell>
          <table:table-cell/>
          <table:table-cell office:value-type="string" calcext:value-type="string">
            <text:p>Read Boolean</text:p>
          </table:table-cell>
          <table:table-cell table:formula="of:=COUNTIF([.E114:.AP114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4</text:p>
          </table:table-cell>
          <table:table-cell/>
          <table:table-cell office:value-type="string" calcext:value-type="string">
            <text:p>Write Boolean</text:p>
          </table:table-cell>
          <table:table-cell table:formula="of:=COUNTIF([.E115:.AP115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5</text:p>
          </table:table-cell>
          <table:table-cell/>
          <table:table-cell office:value-type="string" calcext:value-type="string">
            <text:p>Read Int64</text:p>
          </table:table-cell>
          <table:table-cell table:formula="of:=COUNTIF([.E116:.AP11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6</text:p>
          </table:table-cell>
          <table:table-cell/>
          <table:table-cell office:value-type="string" calcext:value-type="string">
            <text:p>Write Int64</text:p>
          </table:table-cell>
          <table:table-cell table:formula="of:=COUNTIF([.E117:.AP11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7</text:p>
          </table:table-cell>
          <table:table-cell/>
          <table:table-cell office:value-type="string" calcext:value-type="string">
            <text:p>Read Float</text:p>
          </table:table-cell>
          <table:table-cell table:formula="of:=COUNTIF([.E118:.AP11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8</text:p>
          </table:table-cell>
          <table:table-cell/>
          <table:table-cell office:value-type="string" calcext:value-type="string">
            <text:p>Write Float</text:p>
          </table:table-cell>
          <table:table-cell table:formula="of:=COUNTIF([.E119:.AP11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9</text:p>
          </table:table-cell>
          <table:table-cell/>
          <table:table-cell office:value-type="string" calcext:value-type="string">
            <text:p>Read String</text:p>
          </table:table-cell>
          <table:table-cell table:formula="of:=COUNTIF([.E120:.AP120];&quot;X&quot; )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20</text:p>
          </table:table-cell>
          <table:table-cell/>
          <table:table-cell office:value-type="string" calcext:value-type="string">
            <text:p>Write String UTF8</text:p>
          </table:table-cell>
          <table:table-cell table:formula="of:=COUNTIF([.E121:.AP121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121</text:p>
          </table:table-cell>
          <table:table-cell/>
          <table:table-cell office:value-type="string" calcext:value-type="string">
            <text:p>Write String WIN 1252</text:p>
          </table:table-cell>
          <table:table-cell table:formula="of:=COUNTIF([.E122:.AP122];&quot;X&quot; )" office:value-type="float" office:value="1" calcext:value-type="float">
            <text:p>1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122</text:p>
          </table:table-cell>
          <table:table-cell/>
          <table:table-cell office:value-type="string" calcext:value-type="string">
            <text:p>Read BCD (Currency)</text:p>
          </table:table-cell>
          <table:table-cell table:formula="of:=COUNTIF([.E123:.AP123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3</text:p>
          </table:table-cell>
          <table:table-cell/>
          <table:table-cell office:value-type="string" calcext:value-type="string">
            <text:p>Write BCD (Currency)</text:p>
          </table:table-cell>
          <table:table-cell table:formula="of:=COUNTIF([.E124:.AP12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4</text:p>
          </table:table-cell>
          <table:table-cell/>
          <table:table-cell office:value-type="string" calcext:value-type="string">
            <text:p>Read FmtBCD</text:p>
          </table:table-cell>
          <table:table-cell table:formula="of:=COUNTIF([.E125:.AP125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5</text:p>
          </table:table-cell>
          <table:table-cell/>
          <table:table-cell office:value-type="string" calcext:value-type="string">
            <text:p>Write <text:s/>Fmt BCD</text:p>
          </table:table-cell>
          <table:table-cell table:formula="of:=COUNTIF([.E126:.AP126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6</text:p>
          </table:table-cell>
          <table:table-cell/>
          <table:table-cell office:value-type="string" calcext:value-type="string">
            <text:p>Read Timestamp</text:p>
          </table:table-cell>
          <table:table-cell table:formula="of:=COUNTIF([.E127:.AP127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27</text:p>
          </table:table-cell>
          <table:table-cell/>
          <table:table-cell office:value-type="string" calcext:value-type="string">
            <text:p>Write Timestamp</text:p>
          </table:table-cell>
          <table:table-cell table:formula="of:=COUNTIF([.E128:.AP12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8</text:p>
          </table:table-cell>
          <table:table-cell/>
          <table:table-cell office:value-type="string" calcext:value-type="string">
            <text:p>Read Timestamp with time zone</text:p>
          </table:table-cell>
          <table:table-cell table:formula="of:=COUNTIF([.E129:.AP12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9</text:p>
          </table:table-cell>
          <table:table-cell/>
          <table:table-cell office:value-type="string" calcext:value-type="string">
            <text:p>Write Timestamp with Time Zone</text:p>
          </table:table-cell>
          <table:table-cell table:formula="of:=COUNTIF([.E130:.AP130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0</text:p>
          </table:table-cell>
          <table:table-cell/>
          <table:table-cell office:value-type="string" calcext:value-type="string">
            <text:p>Read UTC Timestamp</text:p>
          </table:table-cell>
          <table:table-cell table:formula="of:=COUNTIF([.E131:.AP13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1</text:p>
          </table:table-cell>
          <table:table-cell/>
          <table:table-cell office:value-type="string" calcext:value-type="string">
            <text:p>Read Date</text:p>
          </table:table-cell>
          <table:table-cell table:formula="of:=COUNTIF([.E132:.AP132];&quot;X&quot; )"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32</text:p>
          </table:table-cell>
          <table:table-cell/>
          <table:table-cell office:value-type="string" calcext:value-type="string">
            <text:p>Write Date</text:p>
          </table:table-cell>
          <table:table-cell table:formula="of:=COUNTIF([.E133:.AP133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33</text:p>
          </table:table-cell>
          <table:table-cell/>
          <table:table-cell office:value-type="string" calcext:value-type="string">
            <text:p>Read Time</text:p>
          </table:table-cell>
          <table:table-cell table:formula="of:=COUNTIF([.E134:.AP13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4</text:p>
          </table:table-cell>
          <table:table-cell/>
          <table:table-cell office:value-type="string" calcext:value-type="string">
            <text:p>Write Time</text:p>
          </table:table-cell>
          <table:table-cell table:formula="of:=COUNTIF([.E135:.AP13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5</text:p>
          </table:table-cell>
          <table:table-cell/>
          <table:table-cell office:value-type="string" calcext:value-type="string">
            <text:p>Read Time with time zone</text:p>
          </table:table-cell>
          <table:table-cell table:formula="of:=COUNTIF([.E136:.AP136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6</text:p>
          </table:table-cell>
          <table:table-cell/>
          <table:table-cell office:value-type="string" calcext:value-type="string">
            <text:p>Read Time with time zone (non-default date)</text:p>
          </table:table-cell>
          <table:table-cell table:formula="of:=COUNTIF([.E137:.AP137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7</text:p>
          </table:table-cell>
          <table:table-cell/>
          <table:table-cell office:value-type="string" calcext:value-type="string">
            <text:p>Write Time with time zone (non-default date)</text:p>
          </table:table-cell>
          <table:table-cell table:formula="of:=COUNTIF([.E138:.AP13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8</text:p>
          </table:table-cell>
          <table:table-cell/>
          <table:table-cell office:value-type="string" calcext:value-type="string">
            <text:p>Write Time with time zone</text:p>
          </table:table-cell>
          <table:table-cell table:formula="of:=COUNTIF([.E139:.AP13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9</text:p>
          </table:table-cell>
          <table:table-cell/>
          <table:table-cell office:value-type="string" calcext:value-type="string">
            <text:p>Read UTC Time</text:p>
          </table:table-cell>
          <table:table-cell table:formula="of:=COUNTIF([.E140:.AP140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0</text:p>
          </table:table-cell>
          <table:table-cell/>
          <table:table-cell office:value-type="string" calcext:value-type="string">
            <text:p>Read Blob</text:p>
          </table:table-cell>
          <table:table-cell table:formula="of:=COUNTIF([.E141:.AP14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1</text:p>
          </table:table-cell>
          <table:table-cell/>
          <table:table-cell office:value-type="string" calcext:value-type="string">
            <text:p>Write Blob</text:p>
          </table:table-cell>
          <table:table-cell table:formula="of:=COUNTIF([.E142:.AP142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2</text:p>
          </table:table-cell>
          <table:table-cell/>
          <table:table-cell office:value-type="string" calcext:value-type="string">
            <text:p>Read Memo</text:p>
          </table:table-cell>
          <table:table-cell table:formula="of:=COUNTIF([.E143:.AP143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3</text:p>
          </table:table-cell>
          <table:table-cell/>
          <table:table-cell office:value-type="string" calcext:value-type="string">
            <text:p>Write Memo</text:p>
          </table:table-cell>
          <table:table-cell table:formula="of:=COUNTIF([.E144:.AP14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4</text:p>
          </table:table-cell>
          <table:table-cell/>
          <table:table-cell office:value-type="string" calcext:value-type="string">
            <text:p>Read Array</text:p>
          </table:table-cell>
          <table:table-cell table:formula="of:=COUNTIF([.E145:.AP14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5</text:p>
          </table:table-cell>
          <table:table-cell/>
          <table:table-cell office:value-type="string" calcext:value-type="string">
            <text:p>Write Array</text:p>
          </table:table-cell>
          <table:table-cell table:formula="of:=COUNTIF([.E146:.AP14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6</text:p>
          </table:table-cell>
          <table:table-cell office:value-type="string" calcext:value-type="string">
            <text:p>IBExtract</text:p>
          </table:table-cell>
          <table:table-cell office:value-type="string" calcext:value-type="string">
            <text:p>Create Database</text:p>
          </table:table-cell>
          <table:table-cell table:formula="of:=COUNTIF([.E147:.AP147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47</text:p>
          </table:table-cell>
          <table:table-cell/>
          <table:table-cell office:value-type="string" calcext:value-type="string">
            <text:p>Create Domain</text:p>
          </table:table-cell>
          <table:table-cell table:formula="of:=COUNTIF([.E148:.AP148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48</text:p>
          </table:table-cell>
          <table:table-cell/>
          <table:table-cell office:value-type="string" calcext:value-type="string">
            <text:p>Create Table</text:p>
          </table:table-cell>
          <table:table-cell table:formula="of:=COUNTIF([.E149:.AP149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49</text:p>
          </table:table-cell>
          <table:table-cell/>
          <table:table-cell office:value-type="string" calcext:value-type="string">
            <text:p>Create View</text:p>
          </table:table-cell>
          <table:table-cell table:formula="of:=COUNTIF([.E150:.AP150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0</text:p>
          </table:table-cell>
          <table:table-cell/>
          <table:table-cell office:value-type="string" calcext:value-type="string">
            <text:p>Create Index</text:p>
          </table:table-cell>
          <table:table-cell table:formula="of:=COUNTIF([.E151:.AP151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1</text:p>
          </table:table-cell>
          <table:table-cell/>
          <table:table-cell office:value-type="string" calcext:value-type="string">
            <text:p>Create Trigger</text:p>
          </table:table-cell>
          <table:table-cell table:formula="of:=COUNTIF([.E152:.AP152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2</text:p>
          </table:table-cell>
          <table:table-cell/>
          <table:table-cell office:value-type="string" calcext:value-type="string">
            <text:p>Create Exception</text:p>
          </table:table-cell>
          <table:table-cell table:formula="of:=COUNTIF([.E153:.AP153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3</text:p>
          </table:table-cell>
          <table:table-cell/>
          <table:table-cell office:value-type="string" calcext:value-type="string">
            <text:p>Create Procedure</text:p>
          </table:table-cell>
          <table:table-cell table:formula="of:=COUNTIF([.E154:.AP154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4</text:p>
          </table:table-cell>
          <table:table-cell/>
          <table:table-cell office:value-type="string" calcext:value-type="string">
            <text:p>Create Sequence</text:p>
          </table:table-cell>
          <table:table-cell table:formula="of:=COUNTIF([.E155:.AP155];&quot;X&quot; )"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5</text:p>
          </table:table-cell>
          <table:table-cell/>
          <table:table-cell office:value-type="string" calcext:value-type="string">
            <text:p>Create Function (External)</text:p>
          </table:table-cell>
          <table:table-cell table:formula="of:=COUNTIF([.E156:.AP156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6</text:p>
          </table:table-cell>
          <table:table-cell/>
          <table:table-cell office:value-type="string" calcext:value-type="string">
            <text:p>Create Function (Internal)</text:p>
          </table:table-cell>
          <table:table-cell table:formula="of:=COUNTIF([.E157:.AP157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7</text:p>
          </table:table-cell>
          <table:table-cell/>
          <table:table-cell office:value-type="string" calcext:value-type="string">
            <text:p>Grants</text:p>
          </table:table-cell>
          <table:table-cell table:formula="of:=COUNTIF([.E158:.AP158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8</text:p>
          </table:table-cell>
          <table:table-cell/>
          <table:table-cell office:value-type="string" calcext:value-type="string">
            <text:p>Packages</text:p>
          </table:table-cell>
          <table:table-cell table:formula="of:=COUNTIF([.E159:.AP15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9</text:p>
          </table:table-cell>
          <table:table-cell/>
          <table:table-cell office:value-type="string" calcext:value-type="string">
            <text:p>SQL Security Role</text:p>
          </table:table-cell>
          <table:table-cell table:formula="of:=COUNTIF([.E160:.AP160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60</text:p>
          </table:table-cell>
          <table:table-cell/>
          <table:table-cell office:value-type="string" calcext:value-type="string">
            <text:p>Extract Data</text:p>
          </table:table-cell>
          <table:table-cell table:formula="of:=COUNTIF([.E161:.AP161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1</text:p>
          </table:table-cell>
          <table:table-cell office:value-type="string" calcext:value-type="string">
            <text:p>IBXScript</text:p>
          </table:table-cell>
          <table:table-cell office:value-type="string" calcext:value-type="string">
            <text:p>Create Database</text:p>
          </table:table-cell>
          <table:table-cell table:formula="of:=COUNTIF([.E162:.AP162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2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163:.AP163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63</text:p>
          </table:table-cell>
          <table:table-cell/>
          <table:table-cell office:value-type="string" calcext:value-type="string">
            <text:p>Reconnect Statement</text:p>
          </table:table-cell>
          <table:table-cell table:formula="of:=COUNTIF([.E164:.AP16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4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165:.AP16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65</text:p>
          </table:table-cell>
          <table:table-cell/>
          <table:table-cell office:value-type="string" calcext:value-type="string">
            <text:p>Execute DDL</text:p>
          </table:table-cell>
          <table:table-cell table:formula="of:=COUNTIF([.E166:.AP166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66</text:p>
          </table:table-cell>
          <table:table-cell/>
          <table:table-cell office:value-type="string" calcext:value-type="string">
            <text:p>Insert Data</text:p>
          </table:table-cell>
          <table:table-cell table:formula="of:=COUNTIF([.E167:.AP167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7</text:p>
          </table:table-cell>
          <table:table-cell/>
          <table:table-cell office:value-type="string" calcext:value-type="string">
            <text:p>Array Data</text:p>
          </table:table-cell>
          <table:table-cell table:formula="of:=COUNTIF([.E168:.AP168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8</text:p>
          </table:table-cell>
          <table:table-cell/>
          <table:table-cell office:value-type="string" calcext:value-type="string">
            <text:p>Blob (Binary) Data</text:p>
          </table:table-cell>
          <table:table-cell table:formula="of:=COUNTIF([.E169:.AP169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69</text:p>
          </table:table-cell>
          <table:table-cell/>
          <table:table-cell office:value-type="string" calcext:value-type="string">
            <text:p>SET Statement Processing</text:p>
          </table:table-cell>
          <table:table-cell table:formula="of:=COUNTIF([.E170:.AP170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0</text:p>
          </table:table-cell>
          <table:table-cell/>
          <table:table-cell office:value-type="string" calcext:value-type="string">
            <text:p>Use other Line Terminator</text:p>
          </table:table-cell>
          <table:table-cell table:formula="of:=COUNTIF([.E171:.AP171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1</text:p>
          </table:table-cell>
          <table:table-cell/>
          <table:table-cell office:value-type="string" calcext:value-type="string">
            <text:p>Select Statement with data Output to CSV</text:p>
          </table:table-cell>
          <table:table-cell table:formula="of:=COUNTIF([.E172:.AP17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2</text:p>
          </table:table-cell>
          <table:table-cell/>
          <table:table-cell office:value-type="string" calcext:value-type="string">
            <text:p>Select Statement with data Output to Insert Stmts</text:p>
          </table:table-cell>
          <table:table-cell table:formula="of:=COUNTIF([.E173:.AP17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3</text:p>
          </table:table-cell>
          <table:table-cell/>
          <table:table-cell office:value-type="string" calcext:value-type="string">
            <text:p>Select Statement with data Output to Text Block</text:p>
          </table:table-cell>
          <table:table-cell table:formula="of:=COUNTIF([.E174:.AP17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4</text:p>
          </table:table-cell>
          <table:table-cell/>
          <table:table-cell office:value-type="string" calcext:value-type="string">
            <text:p>Run Script from File</text:p>
          </table:table-cell>
          <table:table-cell table:formula="of:=COUNTIF([.E175:.AP175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5</text:p>
          </table:table-cell>
          <table:table-cell/>
          <table:table-cell office:value-type="string" calcext:value-type="string">
            <text:p>Unknown SET Statement</text:p>
          </table:table-cell>
          <table:table-cell table:formula="of:=COUNTIF([.E176:.AP17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6</text:p>
          </table:table-cell>
          <table:table-cell/>
          <table:table-cell office:value-type="string" calcext:value-type="string">
            <text:p>Stop On First Error</text:p>
          </table:table-cell>
          <table:table-cell table:formula="of:=COUNTIF([.E177:.AP17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7</text:p>
          </table:table-cell>
          <table:table-cell/>
          <table:table-cell office:value-type="string" calcext:value-type="string">
            <text:p>Continue after error</text:p>
          </table:table-cell>
          <table:table-cell table:formula="of:=COUNTIF([.E178:.AP17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78</text:p>
          </table:table-cell>
          <table:table-cell office:value-type="string" calcext:value-type="string">
            <text:p>IBXServices</text:p>
          </table:table-cell>
          <table:table-cell office:value-type="string" calcext:value-type="string">
            <text:p>Connect to Server</text:p>
          </table:table-cell>
          <table:table-cell table:formula="of:=COUNTIF([.E179:.AP17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79</text:p>
          </table:table-cell>
          <table:table-cell/>
          <table:table-cell office:value-type="string" calcext:value-type="string">
            <text:p>Connect to Database's Server</text:p>
          </table:table-cell>
          <table:table-cell table:formula="of:=COUNTIF([.E180:.AP180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80</text:p>
          </table:table-cell>
          <table:table-cell/>
          <table:table-cell office:value-type="string" calcext:value-type="string">
            <text:p>Disconnect from Server</text:p>
          </table:table-cell>
          <table:table-cell table:formula="of:=COUNTIF([.E181:.AP181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81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182:.AP182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2</text:p>
          </table:table-cell>
          <table:table-cell/>
          <table:table-cell office:value-type="string" calcext:value-type="string">
            <text:p>Backup Database (Client side)</text:p>
          </table:table-cell>
          <table:table-cell table:formula="of:=COUNTIF([.E183:.AP18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3</text:p>
          </table:table-cell>
          <table:table-cell/>
          <table:table-cell office:value-type="string" calcext:value-type="string">
            <text:p>Restore Database (Client side)</text:p>
          </table:table-cell>
          <table:table-cell table:formula="of:=COUNTIF([.E184:.AP184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84</text:p>
          </table:table-cell>
          <table:table-cell/>
          <table:table-cell office:value-type="string" calcext:value-type="string">
            <text:p>Backup Database (Server side)</text:p>
          </table:table-cell>
          <table:table-cell table:formula="of:=COUNTIF([.E185:.AP18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5</text:p>
          </table:table-cell>
          <table:table-cell/>
          <table:table-cell office:value-type="string" calcext:value-type="string">
            <text:p>Restore Database (Server Side)</text:p>
          </table:table-cell>
          <table:table-cell table:formula="of:=COUNTIF([.E186:.AP18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6</text:p>
          </table:table-cell>
          <table:table-cell/>
          <table:table-cell office:value-type="string" calcext:value-type="string">
            <text:p>Show Server Properties</text:p>
          </table:table-cell>
          <table:table-cell table:formula="of:=COUNTIF([.E187:.AP187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7</text:p>
          </table:table-cell>
          <table:table-cell/>
          <table:table-cell office:value-type="string" calcext:value-type="string">
            <text:p>Show Server Log</text:p>
          </table:table-cell>
          <table:table-cell table:formula="of:=COUNTIF([.E188:.AP188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8</text:p>
          </table:table-cell>
          <table:table-cell/>
          <table:table-cell office:value-type="string" calcext:value-type="string">
            <text:p>Limbo Transaction resolution</text:p>
          </table:table-cell>
          <table:table-cell table:formula="of:=COUNTIF([.E189:.AP18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89</text:p>
          </table:table-cell>
          <table:table-cell/>
          <table:table-cell office:value-type="string" calcext:value-type="string">
            <text:p>Show Database Online Status</text:p>
          </table:table-cell>
          <table:table-cell table:formula="of:=COUNTIF([.E190:.AP190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0</text:p>
          </table:table-cell>
          <table:table-cell/>
          <table:table-cell office:value-type="string" calcext:value-type="string">
            <text:p>Shutdown database</text:p>
          </table:table-cell>
          <table:table-cell table:formula="of:=COUNTIF([.E191:.AP191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1</text:p>
          </table:table-cell>
          <table:table-cell/>
          <table:table-cell office:value-type="string" calcext:value-type="string">
            <text:p>Start Database</text:p>
          </table:table-cell>
          <table:table-cell table:formula="of:=COUNTIF([.E192:.AP192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2</text:p>
          </table:table-cell>
          <table:table-cell/>
          <table:table-cell office:value-type="string" calcext:value-type="string">
            <text:p>Database Sweep</text:p>
          </table:table-cell>
          <table:table-cell table:formula="of:=COUNTIF([.E193:.AP19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3</text:p>
          </table:table-cell>
          <table:table-cell/>
          <table:table-cell office:value-type="string" calcext:value-type="string">
            <text:p>Add user</text:p>
          </table:table-cell>
          <table:table-cell table:formula="of:=COUNTIF([.E194:.AP19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4</text:p>
          </table:table-cell>
          <table:table-cell/>
          <table:table-cell office:value-type="string" calcext:value-type="string">
            <text:p>Modify user</text:p>
          </table:table-cell>
          <table:table-cell table:formula="of:=COUNTIF([.E195:.AP19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5</text:p>
          </table:table-cell>
          <table:table-cell/>
          <table:table-cell office:value-type="string" calcext:value-type="string">
            <text:p>Delete User</text:p>
          </table:table-cell>
          <table:table-cell table:formula="of:=COUNTIF([.E196:.AP19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6</text:p>
          </table:table-cell>
          <table:table-cell/>
          <table:table-cell office:value-type="string" calcext:value-type="string">
            <text:p>Validate Database</text:p>
          </table:table-cell>
          <table:table-cell table:formula="of:=COUNTIF([.E197:.AP197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7</text:p>
          </table:table-cell>
          <table:table-cell/>
          <table:table-cell office:value-type="string" calcext:value-type="string">
            <text:p>Online Validation</text:p>
          </table:table-cell>
          <table:table-cell table:formula="of:=COUNTIF([.E198:.AP19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98</text:p>
          </table:table-cell>
          <table:table-cell/>
          <table:table-cell office:value-type="string" calcext:value-type="string">
            <text:p>Show Database Stats</text:p>
          </table:table-cell>
          <table:table-cell table:formula="of:=COUNTIF([.E199:.AP19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9</text:p>
          </table:table-cell>
          <table:table-cell/>
          <table:table-cell office:value-type="string" calcext:value-type="string">
            <text:p>Activate Shadown</text:p>
          </table:table-cell>
          <table:table-cell table:formula="of:=COUNTIF([.E200:.AP20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0</text:p>
          </table:table-cell>
          <table:table-cell/>
          <table:table-cell office:value-type="string" calcext:value-type="string">
            <text:p>Set Async Mode</text:p>
          </table:table-cell>
          <table:table-cell table:formula="of:=COUNTIF([.E201:.AP20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1</text:p>
          </table:table-cell>
          <table:table-cell/>
          <table:table-cell office:value-type="string" calcext:value-type="string">
            <text:p>Set ReadOnly Mode</text:p>
          </table:table-cell>
          <table:table-cell table:formula="of:=COUNTIF([.E202:.AP20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2</text:p>
          </table:table-cell>
          <table:table-cell/>
          <table:table-cell office:value-type="string" calcext:value-type="string">
            <text:p>Set No Linger</text:p>
          </table:table-cell>
          <table:table-cell table:formula="of:=COUNTIF([.E203:.AP20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3</text:p>
          </table:table-cell>
          <table:table-cell/>
          <table:table-cell office:value-type="string" calcext:value-type="string">
            <text:p>Set SQL Dialect</text:p>
          </table:table-cell>
          <table:table-cell table:formula="of:=COUNTIF([.E204:.AP20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4</text:p>
          </table:table-cell>
          <table:table-cell/>
          <table:table-cell office:value-type="string" calcext:value-type="string">
            <text:p>Set Sweep Interval</text:p>
          </table:table-cell>
          <table:table-cell table:formula="of:=COUNTIF([.E205:.AP20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5</text:p>
          </table:table-cell>
          <table:table-cell/>
          <table:table-cell office:value-type="string" calcext:value-type="string">
            <text:p>Set Page Buffers</text:p>
          </table:table-cell>
          <table:table-cell table:formula="of:=COUNTIF([.E206:.AP20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6</text:p>
          </table:table-cell>
          <table:table-cell/>
          <table:table-cell office:value-type="string" calcext:value-type="string">
            <text:p>Services User List</text:p>
          </table:table-cell>
          <table:table-cell table:formula="of:=COUNTIF([.E207:.AP207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7</text:p>
          </table:table-cell>
          <table:table-cell/>
          <table:table-cell office:value-type="string" calcext:value-type="string">
            <text:p>Limbo Transactions List</text:p>
          </table:table-cell>
          <table:table-cell table:formula="of:=COUNTIF([.E208:.AP20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08</text:p>
          </table:table-cell>
          <table:table-cell office:value-type="string" calcext:value-type="string">
            <text:p>IBSQLMonitor</text:p>
          </table:table-cell>
          <table:table-cell office:value-type="string" calcext:value-type="string">
            <text:p>Monitor DBConnect</text:p>
          </table:table-cell>
          <table:table-cell table:formula="of:=COUNTIF([.E209:.AP209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09</text:p>
          </table:table-cell>
          <table:table-cell/>
          <table:table-cell office:value-type="string" calcext:value-type="string">
            <text:p>Monitor DB Disconnnect</text:p>
          </table:table-cell>
          <table:table-cell table:formula="of:=COUNTIF([.E210:.AP210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0</text:p>
          </table:table-cell>
          <table:table-cell/>
          <table:table-cell office:value-type="string" calcext:value-type="string">
            <text:p>Monitor Transaction</text:p>
          </table:table-cell>
          <table:table-cell table:formula="of:=COUNTIF([.E211:.AP211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1</text:p>
          </table:table-cell>
          <table:table-cell/>
          <table:table-cell office:value-type="string" calcext:value-type="string">
            <text:p>Monitor Prepare/Execute/Fetch</text:p>
          </table:table-cell>
          <table:table-cell table:formula="of:=COUNTIF([.E212:.AP212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2</text:p>
          </table:table-cell>
          <table:table-cell/>
          <table:table-cell office:value-type="string" calcext:value-type="string">
            <text:p>Monitor Service Attached</text:p>
          </table:table-cell>
          <table:table-cell table:formula="of:=COUNTIF([.E213:.AP213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3</text:p>
          </table:table-cell>
          <table:table-cell/>
          <table:table-cell office:value-type="string" calcext:value-type="string">
            <text:p>Monitor Service/Detach</text:p>
          </table:table-cell>
          <table:table-cell table:formula="of:=COUNTIF([.E214:.AP214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4</text:p>
          </table:table-cell>
          <table:table-cell/>
          <table:table-cell office:value-type="string" calcext:value-type="string">
            <text:p>Monitor Service Query</text:p>
          </table:table-cell>
          <table:table-cell table:formula="of:=COUNTIF([.E215:.AP215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5</text:p>
          </table:table-cell>
          <table:table-cell/>
          <table:table-cell office:value-type="string" calcext:value-type="string">
            <text:p>Monitor Service start</text:p>
          </table:table-cell>
          <table:table-cell table:formula="of:=COUNTIF([.E216:.AP216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6</text:p>
          </table:table-cell>
          <table:table-cell/>
          <table:table-cell office:value-type="string" calcext:value-type="string">
            <text:p>Use of Trace Flags</text:p>
          </table:table-cell>
          <table:table-cell table:formula="of:=COUNTIF([.E217:.AP217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7</text:p>
          </table:table-cell>
          <table:table-cell/>
          <table:table-cell office:value-type="string" calcext:value-type="string">
            <text:p>Monitor Separate Process</text:p>
          </table:table-cell>
          <table:table-cell table:formula="of:=COUNTIF([.E218:.AP218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8</text:p>
          </table:table-cell>
          <table:table-cell office:value-type="string" calcext:value-type="string">
            <text:p>IBSQLParser</text:p>
          </table:table-cell>
          <table:table-cell office:value-type="string" calcext:value-type="string">
            <text:p>Select Statement Parsing</text:p>
          </table:table-cell>
          <table:table-cell table:formula="of:=COUNTIF([.E219:.AP219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19</text:p>
          </table:table-cell>
          <table:table-cell/>
          <table:table-cell office:value-type="string" calcext:value-type="string">
            <text:p>Select with Union</text:p>
          </table:table-cell>
          <table:table-cell table:formula="of:=COUNTIF([.E220:.AP220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20</text:p>
          </table:table-cell>
          <table:table-cell/>
          <table:table-cell office:value-type="string" calcext:value-type="string">
            <text:p>Update Where Clause</text:p>
          </table:table-cell>
          <table:table-cell table:formula="of:=COUNTIF([.E221:.AP221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1</text:p>
          </table:table-cell>
          <table:table-cell/>
          <table:table-cell office:value-type="string" calcext:value-type="string">
            <text:p>Update Order By Clause</text:p>
          </table:table-cell>
          <table:table-cell table:formula="of:=COUNTIF([.E222:.AP22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2</text:p>
          </table:table-cell>
          <table:table-cell office:value-type="string" calcext:value-type="string">
            <text:p>IBCMLocalDBSupport</text:p>
          </table:table-cell>
          <table:table-cell office:value-type="string" calcext:value-type="string">
            <text:p>Open an Existing Personal Database</text:p>
          </table:table-cell>
          <table:table-cell table:formula="of:=COUNTIF([.E223:.AP22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3</text:p>
          </table:table-cell>
          <table:table-cell/>
          <table:table-cell office:value-type="string" calcext:value-type="string">
            <text:p>Create an new Personal Database</text:p>
          </table:table-cell>
          <table:table-cell table:formula="of:=COUNTIF([.E224:.AP224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224</text:p>
          </table:table-cell>
          <table:table-cell/>
          <table:table-cell office:value-type="string" calcext:value-type="string">
            <text:p>Create a database schema from a script</text:p>
          </table:table-cell>
          <table:table-cell table:formula="of:=COUNTIF([.E225:.AP22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5</text:p>
          </table:table-cell>
          <table:table-cell/>
          <table:table-cell office:value-type="string" calcext:value-type="string">
            <text:p>Create a Database Schema from a backup</text:p>
          </table:table-cell>
          <table:table-cell table:formula="of:=COUNTIF([.E226:.AP226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226</text:p>
          </table:table-cell>
          <table:table-cell/>
          <table:table-cell office:value-type="string" calcext:value-type="string">
            <text:p>Upgrade a Personal Database</text:p>
          </table:table-cell>
          <table:table-cell table:formula="of:=COUNTIF([.E227:.AP227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227</text:p>
          </table:table-cell>
          <table:table-cell/>
          <table:table-cell office:value-type="string" calcext:value-type="string">
            <text:p>Backup a Personal Database</text:p>
          </table:table-cell>
          <table:table-cell table:formula="of:=COUNTIF([.E228:.AP22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8</text:p>
          </table:table-cell>
          <table:table-cell/>
          <table:table-cell office:value-type="string" calcext:value-type="string">
            <text:p>Restore a personal Database</text:p>
          </table:table-cell>
          <table:table-cell table:formula="of:=COUNTIF([.E229:.AP22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229</text:p>
          </table:table-cell>
          <table:table-cell/>
          <table:table-cell office:value-type="string" calcext:value-type="string">
            <text:p>Downgrade a Personal DB to a backup</text:p>
          </table:table-cell>
          <table:table-cell table:formula="of:=COUNTIF([.E230:.AP23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3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/00/0000</text:date>, <text:time style:data-style-name="N2" text:time-value="09:49:44.0518249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3:29:36.950736686</meta:creation-date>
    <meta:generator>LibreOffice/6.0.7.3$Linux_X86_64 LibreOffice_project/00m0$Build-3</meta:generator>
    <dc:date>2020-10-12T14:12:56.167667446</dc:date>
    <meta:editing-duration>P1DT12H25M54S</meta:editing-duration>
    <meta:editing-cycles>66</meta:editing-cycles>
    <meta:document-statistic meta:table-count="2" meta:cell-count="1327" meta:object-count="0"/>
  </office:meta>
</office:document-meta>
</file>